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28pt" officeooo:paragraph-rsid="001c48e0" style:font-size-asian="28pt" style:font-size-complex="28pt"/>
    </style:style>
    <style:style style:name="P4" style:family="paragraph" style:parent-style-name="Standard">
      <style:paragraph-properties fo:text-align="justify" style:justify-single-word="false"/>
      <style:text-properties fo:font-size="28pt" officeooo:paragraph-rsid="001c48e0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6" style:family="paragraph" style:parent-style-name="Standard">
      <style:paragraph-properties fo:text-align="center" style:justify-single-word="false"/>
      <style:text-properties fo:font-size="34pt" fo:font-weight="bold" style:font-size-asian="34pt" style:font-weight-asian="bold" style:font-size-complex="34pt" style:font-weight-complex="bold"/>
    </style:style>
    <style:style style:name="T1" style:family="text">
      <style:text-properties officeooo:rsid="001c48e0"/>
    </style:style>
    <style:style style:name="T2" style:family="text">
      <style:text-properties fo:font-weight="bold" officeooo:rsid="001c48e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CT PRACTITIONER LEVEL 1</text:p>
      <text:p text:style-name="P5">A Practical Training Manual for Beginners and Advanced Learners</text:p>
      <text:p text:style-name="P1"/>
      <text:p text:style-name="P1"/>
      <text:p text:style-name="P5">Aligned to Uganda Vocational Qualifications Framework (UVQ)</text:p>
      <text:p text:style-name="P1"/>
      <text:p text:style-name="P1"/>
      <text:p text:style-name="P1"/>
      <text:p text:style-name="P1"/>
      <text:p text:style-name="P1"/>
      <text:p text:style-name="P1"/>
      <text:p text:style-name="P2">Prepared by: <text:span text:style-name="T2">SSEWANYANA TIMOTHY</text:span></text:p>
      <text:p text:style-name="P2"/>
      <text:p text:style-name="P3">Year: 2025</text:p>
      <text:p text:style-name="P3"><text:soft-page-break/><text:span text:style-name="Strong_20_Emphasis">Preface</text:span></text:p>
      <text:p text:style-name="P3"><text:span text:style-name="Strong_20_Emphasis"/></text:p>
      <text:p text:style-name="P4"><text:span text:style-name="Strong_20_Emphasis"><text:span text:style-name="T6">This manual has been developed to support learners undertaking the ICT Practitioner UVQ Level 1 course. It covers essential knowledge and practical skills required to succeed in today’s digital world. The book is structured to match the national curriculum and includes clear explanations, diagrams, and hands-on exercises. Whether you are a beginner learning to use a computer for the first time, or an advanced learner polishing your skills, this guide will support your journey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2:03:59.144403792</meta:creation-date>
    <dc:date>2025-07-10T12:09:33.074473051</dc:date>
    <meta:editing-duration>PT5M34S</meta:editing-duration>
    <meta:editing-cycles>1</meta:editing-cycles>
    <meta:document-statistic meta:table-count="0" meta:image-count="0" meta:object-count="0" meta:page-count="2" meta:paragraph-count="7" meta:word-count="101" meta:character-count="675" meta:non-whitespace-character-count="581"/>
    <meta:generator>LibreOffice/7.4.7.2$Linux_X86_64 LibreOffice_project/40$Build-2</meta:generator>
  </office:meta>
</office:document-meta>
</file>